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11"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15"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paragraph-rsid="001bd30a"/>
    </style:style>
    <style:style style:name="P28" style:family="paragraph" style:parent-style-name="Standard">
      <style:paragraph-properties fo:text-align="justify" style:justify-single-word="false"/>
      <style:text-properties officeooo:rsid="001bd30a" officeooo:paragraph-rsid="001bd30a"/>
    </style:style>
    <style:style style:name="P29" style:family="paragraph" style:parent-style-name="Standard">
      <style:paragraph-properties fo:text-align="justify" style:justify-single-word="false"/>
      <style:text-properties officeooo:rsid="001ee8c5" officeooo:paragraph-rsid="001ee8c5"/>
    </style:style>
    <style:style style:name="P30"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262320" officeooo:paragraph-rsid="00262320"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27d031" officeooo:paragraph-rsid="0027d031" style:font-weight-asian="normal" style:font-weight-complex="normal"/>
    </style:style>
    <style:style style:name="P33"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34"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35"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36"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officeooo:rsid="001bd30a" officeooo:paragraph-rsid="001bd30a"/>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1eec9"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69e1c" style:font-style-asian="normal" style:font-style-complex="normal"/>
    </style:style>
    <style:style style:name="T11" style:family="text">
      <style:text-properties officeooo:rsid="00183ea0"/>
    </style:style>
    <style:style style:name="T12" style:family="text">
      <style:text-properties officeooo:rsid="001bd30a"/>
    </style:style>
    <style:style style:name="T13" style:family="text">
      <style:text-properties officeooo:rsid="00239523"/>
    </style:style>
    <style:style style:name="T14" style:family="text">
      <style:text-properties officeooo:rsid="0027d0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11">What is uPd8?</text:p>
      <text:p text:style-name="P11"/>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2">Page width</text:p>
      <text:p text:style-name="P12"/>
      <text:p text:style-name="P8">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3224024767999773893" text:style-name="L1">
        <text:list-item>
          <text:p text:style-name="P30">Smallest expected PC resolution (800x600) – <text:span text:style-name="T1">800px</text:span></text:p>
        </text:list-item>
        <text:list-item>
          <text:p text:style-name="P30">Half the screen of a larger resolution (1280x720) –<text:span text:style-name="T1"> 640px</text:span></text:p>
        </text:list-item>
        <text:list-item>
          <text:p text:style-name="P30">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3">General Design</text:p>
      <text:p text:style-name="P13"/>
      <text:list xml:id="list7103015598390908379" text:style-name="L2">
        <text:list-item>
          <text:p text:style-name="P34">Colour scheme</text:p>
        </text:list-item>
        <text:list-item>
          <text:p text:style-name="P34">Page layout</text:p>
        </text:list-item>
        <text:list-item>
          <text:p text:style-name="P34">Background (<text:span text:style-name="T11">with </text:span>gradient <text:span text:style-name="T11">and fallbacks</text:span>)</text:p>
        </text:list-item>
        <text:list-item>
          <text:p text:style-name="P34">Horizontal navigation bar</text:p>
        </text:list-item>
        <text:list-item>
          <text:p text:style-name="P35">Footer</text:p>
        </text:list-item>
      </text:list>
      <text:p text:style-name="P15"><text:soft-page-break/></text:p>
      <text:p text:style-name="P24">CSS</text:p>
      <text:p text:style-name="P16"/>
      <text:p text:style-name="P16"><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6"/>
      <text:p text:style-name="P17"><text:span text:style-name="T10">F</text:span><text:span text:style-name="T9">onts</text:span></text:p>
      <text:p text:style-name="P17"/>
      <text:p text:style-name="P23">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16"/>
      <text:p text:style-name="P24">GIMP</text:p>
      <text:p text:style-name="P16"/>
      <text:p text:style-name="P21">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21"/>
      <text:p text:style-name="P29"><text:span text:style-name="T7">GIMP will also be utilised in the creation of a slogan, employing tools including the use of effects such as Gaussian blur, </text:span><text:span text:style-name="T8">altering the blur radius of horizontal and vertical axis, </text:span><text:span text:style-name="T7">as well as inverting layers to demonstrate shadow effects</text:span><text:span text:style-name="T8">.</text:span></text:p>
      <text:p text:style-name="P15"/>
      <text:p text:style-name="P26">Homepage Slideshow</text:p>
      <text:p text:style-name="P24"/>
      <text:p text:style-name="P18">We wanted the homepage to feature a prominent image slideshow, demonstrating some of the site's key features (as well as some our <text:span text:style-name="T12">JavaScript</text:span> skills). Using <text:span text:style-name="T12">JavaScript</text:span> to periodically change the target image location was relatively trivial. However, having the image just change was not very visually pleasing. We wanted to add a transition between each image, which took a bit more research.</text:p>
      <text:p text:style-name="P18"/>
      <text:p text:style-name="P19">Looking online, <text:span text:style-name="T12">most of the solutions we found involved buying proprietary code, which we obviously did not want to do. Other than that we found two main methods. Both of these use CSS to have the opacity of an image change smoothly over time:</text:span></text:p>
      <text:p text:style-name="P19"/>
      <text:list xml:id="list7539357300957483778" text:style-name="L3">
        <text:list-item>
          <text:p text:style-name="P36">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36">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7"/>
      <text:p text:style-name="P28"><text:span text:style-name="T7">In the end we chose the second approach, as it meant we could keep a fluid design.</text:span></text:p>
      <text:p text:style-name="P28"/>
      <text:p text:style-name="P28"><text:span text:style-name="T7"/></text:p>
      <text:p text:style-name="P15"/>
      <text:p text:style-name="P24"><text:soft-page-break/>Inkscape and SVG</text:p>
      <text:p text:style-name="P24"/>
      <text:p text:style-name="P20">The slideshow images are open source stock photos from pixabay.com. When choosing images we made sure that they were the same size, so there would be no issues using them together in a slideshow.</text:p>
      <text:p text:style-name="P20"/>
      <text:p text:style-name="P20">Using Inkscape, we converted these to SVG images and added text captions describing some of the features of the website. We chose to use SVG here so that when the image is resized (by users with smaller displays) the text would still be readable.</text:p>
      <text:p text:style-name="P20"/>
      <text:p text:style-name="P25">Clock</text:p>
      <text:p text:style-name="P25"/>
      <text:p text:style-name="P22">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25"/>
      <text:p text:style-name="P33">Browser compatibility</text:p>
      <text:p text:style-name="P33"/>
      <text:p text:style-name="P31">The ability of the website to perform it's purpose on various different browsers was important to our design, and different techniques have been employed to ensure it operates according to the standards for HTML, CSS and JavaScript and thereby working in all standard-conforming browsers. </text:p>
      <text:p text:style-name="P31"/>
      <text:p text:style-name="P31">For example: <text:s text:c="2"/>&lt;!--[if lt IE 9]&gt;</text:p>
      <text:p text:style-name="P31"><text:s text:c="8"/><text:tab/><text:tab/> &lt;script src="dist/html5shiv.js"&gt;&lt;/script&gt;</text:p>
      <text:p text:style-name="P31"><text:s text:c="7"/><text:tab/><text:tab/> &lt;![endif]--&gt;</text:p>
      <text:p text:style-name="P31"/>
      <text:p text:style-name="P31">This links the relevant JavaScript file if Internet Explorer 9 is encountered as the browser being use<text:span text:style-name="T14">d</text:span> to display the page.</text:p>
      <text:p text:style-name="P31"/>
      <text:p text:style-name="P32">We also found it necessary to write and include a reset style sheet (resetstyle.css) for eliminating/normalising margin and padding-related differences that can occur across different browsers. Having the ability to reset elements to zero allowed us to gain much more control over issues such as the spacing and alignment of elements.</text:p>
      <text:p text:style-name="P9"/>
      <text:p text:style-name="P9"/>
      <text:p text:style-name="P14">The Future</text:p>
      <text:p text:style-name="P14"/>
      <text:p text:style-name="P10">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10"/>
      <text:p text:style-name="P10">There is also a categories page, which will let the active user browse for more users to follow based on their interests. Currently this is blank. Other features to add include logging in, creating your own posts and searching <text:span text:style-name="T13">the database </text:span>for users to f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21M41S</meta:editing-duration>
    <meta:editing-cycles>20</meta:editing-cycles>
    <meta:generator>LibreOffice/4.2.8.2$Linux_X86_64 LibreOffice_project/420m0$Build-2</meta:generator>
    <dc:date>2016-03-11T17:49:10.762659424</dc:date>
    <meta:document-statistic meta:table-count="0" meta:image-count="0" meta:object-count="0" meta:page-count="3" meta:paragraph-count="48" meta:word-count="1368" meta:character-count="7734" meta:non-whitespace-character-count="6396"/>
  </office:meta>
</office:document-meta>
</file>